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0fb16" officeooo:paragraph-rsid="0000fb1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0fb16" officeooo:paragraph-rsid="0000fb16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1">
      <style:text-properties fo:language="zxx" fo:country="none" officeooo:rsid="0000fb16" officeooo:paragraph-rsid="0000fb16" style:language-asian="zxx" style:country-asian="none" style:language-complex="zxx" style:country-complex="none"/>
    </style:style>
    <style:style style:name="P4" style:family="paragraph" style:parent-style-name="Standard" style:list-style-name="L4">
      <style:text-properties fo:language="zxx" fo:country="none" officeooo:rsid="0000fb16" officeooo:paragraph-rsid="0000fb16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zxx" fo:country="none" officeooo:rsid="00034ea2" officeooo:paragraph-rsid="0000fb16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officeooo:rsid="00034ea2" officeooo:paragraph-rsid="00034ea2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officeooo:rsid="00063803" officeooo:paragraph-rsid="00063803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fo:language="zxx" fo:country="none" officeooo:rsid="0013e71b" officeooo:paragraph-rsid="0000fb16" style:language-asian="zxx" style:country-asian="none" style:language-complex="zxx" style:country-complex="none"/>
    </style:style>
    <style:style style:name="P9" style:family="paragraph" style:parent-style-name="Standard" style:list-style-name="L4">
      <style:text-properties fo:language="zxx" fo:country="none" officeooo:rsid="000681e1" officeooo:paragraph-rsid="000681e1" style:language-asian="zxx" style:country-asian="none" style:language-complex="zxx" style:country-complex="none"/>
    </style:style>
    <style:style style:name="P10" style:family="paragraph" style:parent-style-name="Standard" style:list-style-name="L3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fo:language="zxx" fo:country="none" officeooo:rsid="00063803" officeooo:paragraph-rsid="00063803" style:language-asian="zxx" style:country-asian="none" style:language-complex="zxx" style:country-complex="none"/>
    </style:style>
    <style:style style:name="P11" style:family="paragraph" style:parent-style-name="Standard" style:list-style-name="L6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fo:language="zxx" fo:country="none" officeooo:rsid="0013e71b" officeooo:paragraph-rsid="0013e71b" style:language-asian="zxx" style:country-asian="none" style:language-complex="zxx" style:country-complex="none"/>
    </style:style>
    <style:style style:name="P12" style:family="paragraph" style:parent-style-name="Standard" style:list-style-name="L7" style:master-page-name="">
      <loext:graphic-properties draw:fill="none"/>
      <style:paragraph-properties fo:margin-left="1in" fo:margin-right="0in" fo:text-indent="-0.25in" style:auto-text-indent="false" style:page-number="auto" fo:background-color="transparent">
        <style:tab-stops>
          <style:tab-stop style:position="-0.052in"/>
        </style:tab-stops>
      </style:paragraph-properties>
      <style:text-properties fo:language="zxx" fo:country="none" officeooo:rsid="0010f2d0" officeooo:paragraph-rsid="0010f2d0" style:language-asian="zxx" style:country-asian="none" style:language-complex="zxx" style:country-complex="none"/>
    </style:style>
    <style:style style:name="P13" style:family="paragraph" style:parent-style-name="Standard" style:list-style-name="L9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fo:language="zxx" fo:country="none" officeooo:rsid="0017afae" officeooo:paragraph-rsid="0017afae" style:language-asian="zxx" style:country-asian="none" style:language-complex="zxx" style:country-complex="none"/>
    </style:style>
    <style:style style:name="P14" style:family="paragraph" style:parent-style-name="Standard" style:list-style-name="L5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fo:color="#808080" fo:language="zxx" fo:country="none" officeooo:rsid="000a026c" officeooo:paragraph-rsid="000a026c" style:language-asian="zxx" style:country-asian="none" style:language-complex="zxx" style:country-complex="none"/>
    </style:style>
    <style:style style:name="P15" style:family="paragraph" style:parent-style-name="Standard" style:list-style-name="L3">
      <loext:graphic-properties draw:fill="none"/>
      <style:paragraph-properties fo:margin-left="1in" fo:margin-right="0in" fo:text-indent="-0.25in" style:auto-text-indent="false" fo:background-color="transparent"/>
      <style:text-properties fo:language="zxx" fo:country="none" officeooo:rsid="00063803" officeooo:paragraph-rsid="00063803" style:language-asian="zxx" style:country-asian="none" style:language-complex="zxx" style:country-complex="none"/>
    </style:style>
    <style:style style:name="P16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fo:language="zxx" fo:country="none" officeooo:rsid="000a026c" officeooo:paragraph-rsid="000a026c" style:language-asian="zxx" style:country-asian="none" style:language-complex="zxx" style:country-complex="none"/>
    </style:style>
    <style:style style:name="P17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fo:language="zxx" fo:country="none" officeooo:rsid="001067fe" officeooo:paragraph-rsid="001067fe" style:language-asian="zxx" style:country-asian="none" style:language-complex="zxx" style:country-complex="none"/>
    </style:style>
    <style:style style:name="P18" style:family="paragraph" style:parent-style-name="Standard" style:list-style-name="L6">
      <loext:graphic-properties draw:fill="none"/>
      <style:paragraph-properties fo:margin-left="1in" fo:margin-right="0in" fo:text-indent="-0.25in" style:auto-text-indent="false" fo:background-color="transparent"/>
      <style:text-properties fo:language="zxx" fo:country="none" officeooo:rsid="0013a584" officeooo:paragraph-rsid="0013a584" style:language-asian="zxx" style:country-asian="none" style:language-complex="zxx" style:country-complex="none"/>
    </style:style>
    <style:style style:name="P19" style:family="paragraph" style:parent-style-name="Standard" style:list-style-name="L7">
      <loext:graphic-properties draw:fill="none"/>
      <style:paragraph-properties fo:margin-left="1in" fo:margin-right="0in" fo:text-indent="-0.25in" style:auto-text-indent="false" fo:background-color="transparent">
        <style:tab-stops>
          <style:tab-stop style:position="-0.052in"/>
        </style:tab-stops>
      </style:paragraph-properties>
      <style:text-properties fo:language="zxx" fo:country="none" officeooo:rsid="0013a584" officeooo:paragraph-rsid="0013a584" style:language-asian="zxx" style:country-asian="none" style:language-complex="zxx" style:country-complex="none"/>
    </style:style>
    <style:style style:name="P20" style:family="paragraph" style:parent-style-name="Standard" style:list-style-name="L7">
      <loext:graphic-properties draw:fill="none"/>
      <style:paragraph-properties fo:margin-left="1in" fo:margin-right="0in" fo:text-indent="-0.25in" style:auto-text-indent="false" fo:background-color="transparent">
        <style:tab-stops>
          <style:tab-stop style:position="-0.052in"/>
        </style:tab-stops>
      </style:paragraph-properties>
      <style:text-properties fo:language="zxx" fo:country="none" officeooo:rsid="0010f2d0" officeooo:paragraph-rsid="0010f2d0" style:language-asian="zxx" style:country-asian="none" style:language-complex="zxx" style:country-complex="none"/>
    </style:style>
    <style:style style:name="P21" style:family="paragraph" style:parent-style-name="Standard" style:list-style-name="L9">
      <loext:graphic-properties draw:fill="none"/>
      <style:paragraph-properties fo:margin-left="1in" fo:margin-right="0in" fo:text-indent="-0.25in" style:auto-text-indent="false" fo:background-color="transparent"/>
      <style:text-properties fo:language="zxx" fo:country="none" officeooo:rsid="0017afae" officeooo:paragraph-rsid="0017afae" style:language-asian="zxx" style:country-asian="none" style:language-complex="zxx" style:country-complex="none"/>
    </style:style>
    <style:style style:name="P22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fo:color="#808080" fo:language="zxx" fo:country="none" officeooo:rsid="000a026c" officeooo:paragraph-rsid="000a026c" style:language-asian="zxx" style:country-asian="none" style:language-complex="zxx" style:country-complex="none"/>
    </style:style>
    <style:style style:name="P23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fo:color="#808080" fo:language="zxx" fo:country="none" officeooo:rsid="000a11ca" officeooo:paragraph-rsid="000a11ca" style:language-asian="zxx" style:country-asian="none" style:language-complex="zxx" style:country-complex="none"/>
    </style:style>
    <style:style style:name="P24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fo:color="#808080" fo:language="zxx" fo:country="none" officeooo:rsid="000e90d5" officeooo:paragraph-rsid="000e90d5" style:language-asian="zxx" style:country-asian="none" style:language-complex="zxx" style:country-complex="none"/>
    </style:style>
    <style:style style:name="P25" style:family="paragraph" style:parent-style-name="Standard" style:list-style-name="L5">
      <loext:graphic-properties draw:fill="none"/>
      <style:paragraph-properties fo:margin-left="0.75in" fo:margin-right="0in" fo:text-indent="0in" style:auto-text-indent="false" fo:background-color="transparent"/>
      <style:text-properties fo:language="zxx" fo:country="none" officeooo:rsid="0013e71b" officeooo:paragraph-rsid="0013e71b" style:language-asian="zxx" style:country-asian="none" style:language-complex="zxx" style:country-complex="none"/>
    </style:style>
    <style:style style:name="P26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officeooo:paragraph-rsid="00197376"/>
    </style:style>
    <style:style style:name="T1" style:family="text">
      <style:text-properties officeooo:rsid="00024023"/>
    </style:style>
    <style:style style:name="T2" style:family="text">
      <style:text-properties officeooo:rsid="00033cc6"/>
    </style:style>
    <style:style style:name="T3" style:family="text">
      <style:text-properties officeooo:rsid="0004ca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81e1"/>
    </style:style>
    <style:style style:name="T6" style:family="text">
      <style:text-properties officeooo:rsid="000a11ca"/>
    </style:style>
    <style:style style:name="T7" style:family="text">
      <style:text-properties officeooo:rsid="001067fe"/>
    </style:style>
    <style:style style:name="T8" style:family="text">
      <style:text-properties officeooo:rsid="0012b12a"/>
    </style:style>
    <style:style style:name="T9" style:family="text">
      <style:text-properties officeooo:rsid="0013a584"/>
    </style:style>
    <style:style style:name="T10" style:family="text">
      <style:text-properties fo:language="zxx" fo:country="none" officeooo:rsid="0013e71b" style:language-asian="zxx" style:country-asian="none" style:language-complex="zxx" style:country-complex="non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N CODE</text:p>
      <text:p text:style-name="P2">Mục tiêu :</text:p>
      <text:list xml:id="list7862796757399485178" text:style-name="L1">
        <text:list-item>
          <text:p text:style-name="P3">Phát biểu và hiểu được clean code là gì</text:p>
        </text:list-item>
        <text:list-item>
          <text:p text:style-name="P3">Phát bểu được vài nguyên tắt để áp dụng clean code trong : đặt tên, viết hàm, comment code, format code, viết class.</text:p>
        </text:list-item>
        <text:list-item>
          <text:p text:style-name="P3">Viết được ví dụ cho từng trườn<text:span text:style-name="T1">g</text:span> hợp</text:p>
        </text:list-item>
      </text:list>
      <text:p text:style-name="P2">Lý <text:span text:style-name="T2">thuyết</text:span>: </text:p>
      <text:p text:style-name="P1">- Clean code là gì? Bad code là gì? Tại sao phải clean code?</text:p>
      <text:list xml:id="list7961778756634431269" text:style-name="L2">
        <text:list-item>
          <text:p text:style-name="P5">Clean code là mã dễ hiểu và dễ thay đổi</text:p>
        </text:list-item>
        <text:list-item>
          <text:p text:style-name="P6">Bad code là <text:span text:style-name="T3">code phức tạp, khó hiểu,</text:span> <text:span text:style-name="T3">tạo ra sự nhầm lẫn</text:span></text:p>
        </text:list-item>
        <text:list-item>
          <text:p text:style-name="P7">Tại sao phải clean code:</text:p>
        </text:list-item>
      </text:list>
      <text:list xml:id="list3063721430135381986" text:style-name="L3">
        <text:list-item>
          <text:p text:style-name="P10">Rõ ràng</text:p>
        </text:list-item>
        <text:list-item>
          <text:p text:style-name="P15">Thực tiễn tốt: dễ đọc <text:span text:style-name="T5">và kiểm tra hơn</text:span></text:p>
        </text:list-item>
        <text:list-item>
          <text:p text:style-name="P15">Logic </text:p>
        </text:list-item>
        <text:list-item>
          <text:p text:style-name="P15">Bảo trì</text:p>
        </text:list-item>
        <text:list-item>
          <text:p text:style-name="P15">Dễ kiểm tra</text:p>
        </text:list-item>
        <text:list-item>
          <text:p text:style-name="P15">Đơn giản</text:p>
        </text:list-item>
        <text:list-item>
          <text:p text:style-name="P15">Tính nhất quán: <text:span text:style-name="T5">có sự thống nhất giữa các đoạn code</text:span></text:p>
        </text:list-item>
        <text:list-item>
          <text:p text:style-name="P15">Tiết kiệm chi phí</text:p>
        </text:list-item>
      </text:list>
      <text:p text:style-name="P1">- Các nguyên tắc để áp dụng clean code trong đặt tên biến, viết hàm, comment, format code, viết class là gì?</text:p>
      <text:list xml:id="list5735673946735242350" text:style-name="L4">
        <text:list-item>
          <text:p text:style-name="P4">Đặt <text:span text:style-name="T5">tên biến</text:span></text:p>
        </text:list-item>
      </text:list>
      <text:list xml:id="list4926865583270982251" text:style-name="L5">
        <text:list-item>
          <text:p text:style-name="P14">Bám sát một quy ước ($someVariable hoặc $SomeVariable hoặc some_variable)</text:p>
        </text:list-item>
        <text:list-item>
          <text:p text:style-name="P22"><text:span text:style-name="T6">Chọn tên mô tả và rõng ràng. </text:span>Không sử dụng chữ viết tắt, có thể không thể hiểu được với người đọc mã của bạn.</text:p>
        </text:list-item>
        <text:list-item>
          <text:p text:style-name="P23">Chọn tên có ý nghĩa</text:p>
        </text:list-item>
        <text:list-item>
          <text:p text:style-name="P24">không cho phép sử dụng các từ khóa TypeScript nhất định làm tên biến hoặc tham số </text:p>
        </text:list-item>
        <text:list-item>
          <text:p text:style-name="P22">Đừng dư <text:span text:style-name="T6">thừa</text:span></text:p>
        </text:list-item>
        <text:list-item>
          <text:p text:style-name="P16">Đặt <text:span text:style-name="T7">tên có ý nghĩa</text:span></text:p>
          <text:p text:style-name="P25">Sử dụng tên tiết lộ ý định</text:p>
          <text:p text:style-name="P25">Sử dụng tên có thể phát âm</text:p>
          <text:p text:style-name="P25">Sử dụng tên có thể tìm kiếm</text:p>
        </text:list-item>
        <text:list-item>
          <text:p text:style-name="P17">Tránh sai lệnh về ý nghĩa</text:p>
        </text:list-item>
        <text:list-item>
          <text:p text:style-name="P17">Tạo sự khác biết về ý nghĩa</text:p>
        </text:list-item>
        <text:list-item>
          <text:p text:style-name="P17">Tên có thể tìm kiếm được</text:p>
        </text:list-item>
        <text:list-item>
          <text:p text:style-name="P17">Sử dụng đồng nhất</text:p>
        </text:list-item>
      </text:list>
      <text:list xml:id="list140856571878800" text:continue-list="list5735673946735242350" text:style-name="L4">
        <text:list-item>
          <text:p text:style-name="P8">Viết hàm</text:p>
        </text:list-item>
      </text:list>
      <text:list xml:id="list9204581193078262001" text:style-name="L6">
        <text:list-item>
          <text:p text:style-name="P11">small (trung bình từ 4-7 dòng)</text:p>
        </text:list-item>
        <text:list-item>
          <text:p text:style-name="P18">Sử dụng để mô tả</text:p>
        </text:list-item>
        <text:list-item>
          <text:p text:style-name="P18"/>
        </text:list-item>
      </text:list>
      <text:list xml:id="list140856454165861" text:continue-list="list140856571878800" text:style-name="L4">
        <text:list-item>
          <text:p text:style-name="P9">Comment</text:p>
        </text:list-item>
      </text:list>
      <text:list xml:id="list724453693334896433" text:style-name="L7">
        <text:list-item>
          <text:p text:style-name="P12">Luôn cố gắng để giải thích ý nghĩa của mã</text:p>
        </text:list-item>
        <text:list-item>
          <text:p text:style-name="P20">Đừng dư thừa</text:p>
        </text:list-item>
        <text:list-item>
          <text:p text:style-name="P20">Đừng <text:span text:style-name="T8">thêm những điều hiên nhiên</text:span></text:p>
        </text:list-item>
        <text:list-item>
          <text:p text:style-name="P20">Đừng <text:span text:style-name="T9">sử dụng comment quá ngắn</text:span></text:p>
        </text:list-item>
        <text:list-item>
          <text:p text:style-name="P20">Đừng <text:span text:style-name="T9">commnet ra ngoài mã</text:span></text:p>
        </text:list-item>
        <text:list-item>
          <text:p text:style-name="P19">Sử dụng như giản thích về ý định</text:p>
        </text:list-item>
        <text:list-item>
          <text:p text:style-name="P19">Sử dụng làm rõ mã</text:p>
        </text:list-item>
        <text:list-item>
          <text:p text:style-name="P19"><text:soft-page-break/>Sử dụng để cảnh báo hậu quả</text:p>
        </text:list-item>
      </text:list>
      <text:list xml:id="list140856581484717" text:continue-list="list140856454165861" text:style-name="L4">
        <text:list-item>
          <text:p text:style-name="P9">Format code</text:p>
        </text:list-item>
      </text:list>
      <text:list xml:id="list8831912374980786325" text:style-name="L10">
        <text:list-item>
          <text:p text:style-name="P26"><text:span text:style-name="T10">Sử dụng blocks(khối) và indent(thụt lề)</text:span></text:p>
        </text:list-item>
      </text:list>
      <text:list xml:id="list140856894523428" text:continue-list="list140856581484717" text:style-name="L4">
        <text:list-item>
          <text:p text:style-name="P9">Viết class</text:p>
        </text:list-item>
      </text:list>
      <text:list xml:id="list5215199657132739244" text:style-name="L9">
        <text:list-item>
          <text:p text:style-name="P13">Không được chứa quá nhiều method</text:p>
        </text:list-item>
        <text:list-item>
          <text:p text:style-name="P21">Các dự án khác nhau nhưng có chức năng giống nhau cần được loại bỏ</text:p>
        </text:list-item>
        <text:list-item>
          <text:p text:style-name="P21">Không được sinh ra các lớp con không cần thiết</text:p>
        </text:list-item>
      </text:list>
      <text:p text:style-name="P1"><text:span text:style-name="T4">Thực hành:</text:span> Viết code demo cho từng nguyên tắc áp dụng clean code ở trê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7:09:33.146869878</meta:creation-date>
    <dc:date>2019-01-31T14:08:55.563570628</dc:date>
    <meta:editing-duration>PT10H22M3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424" meta:character-count="1744" meta:non-whitespace-character-count="1416"/>
  </office:meta>
</office:document-meta>
</file>